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738" officeooo:paragraph-rsid="00141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3 EJERCICIO3 ADRIÁN RANGEL DORREGO</text:p>
      <text:p text:style-name="P1"/>
      <text:p text:style-name="Standard">Investiga con la ayuda del comando help como puedes ver desde el intérprete de comandos los atributos de un archivo o directorio. Consulta los atributos de los directorios y ficheros creados en el ejercicio anterior. </text:p>
      <text:p text:style-name="Standard"/>
      <text:p text:style-name="P1">Se utiliza el comando ATTRIB para mostrar o cambiar los atributos de 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1:07:05.614653500</meta:creation-date>
    <dc:date>2025-11-19T11:19:36.457904800</dc:date>
    <meta:editing-duration>PT1M57S</meta:editing-duration>
    <meta:editing-cycles>1</meta:editing-cycles>
    <meta:document-statistic meta:table-count="0" meta:image-count="0" meta:object-count="0" meta:page-count="1" meta:paragraph-count="3" meta:word-count="53" meta:character-count="325" meta:non-whitespace-character-count="274"/>
    <meta:generator>LibreOffice/25.8.1.1$Windows_X86_64 LibreOffice_project/54047653041915e595ad4e45cccea684809c77b5</meta:generator>
  </office:meta>
</office:document-meta>
</file>